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4f48" officeooo:paragraph-rsid="000e4f48"/>
    </style:style>
    <style:style style:name="P2" style:family="paragraph" style:parent-style-name="Standard">
      <style:text-properties style:font-name="Courier New"/>
    </style:style>
    <style:style style:name="P3" style:family="paragraph" style:parent-style-name="Standard">
      <style:text-properties style:font-name="Courier New" officeooo:rsid="000ead49" officeooo:paragraph-rsid="000ead49"/>
    </style:style>
    <style:style style:name="P4" style:family="paragraph" style:parent-style-name="Standard">
      <style:text-properties style:font-name="Courier New" officeooo:rsid="000fa054" officeooo:paragraph-rsid="000fa054"/>
    </style:style>
    <style:style style:name="P5" style:family="paragraph" style:parent-style-name="Standard">
      <style:text-properties style:font-name="Courier New" officeooo:rsid="000fa054" officeooo:paragraph-rsid="00113d87"/>
    </style:style>
    <style:style style:name="P6" style:family="paragraph" style:parent-style-name="Standard">
      <style:text-properties style:font-name="Liberation Serif" officeooo:rsid="000fa054" officeooo:paragraph-rsid="000fa054"/>
    </style:style>
    <style:style style:name="P7" style:family="paragraph" style:parent-style-name="Standard">
      <style:text-properties style:font-name="Liberation Serif" officeooo:rsid="00113d87" officeooo:paragraph-rsid="00113d87"/>
    </style:style>
    <style:style style:name="P8" style:family="paragraph" style:parent-style-name="Standard">
      <style:text-properties officeooo:rsid="00113d87" officeooo:paragraph-rsid="00113d87"/>
    </style:style>
    <style:style style:name="P9" style:family="paragraph" style:parent-style-name="Standard">
      <style:text-properties officeooo:rsid="0011ea15" officeooo:paragraph-rsid="0011ea15"/>
    </style:style>
    <style:style style:name="P10" style:family="paragraph" style:parent-style-name="Standard">
      <style:text-properties fo:font-size="14pt" fo:font-weight="bold" officeooo:rsid="0011ea15" officeooo:paragraph-rsid="0011ea15" style:font-size-asian="14pt" style:font-weight-asian="bold" style:font-size-complex="14pt" style:font-weight-complex="bold"/>
    </style:style>
    <style:style style:name="P11" style:family="paragraph" style:parent-style-name="Preformatted_20_Text">
      <style:text-properties style:font-name="Courier New" officeooo:rsid="000fa054" officeooo:paragraph-rsid="00113d87"/>
    </style:style>
    <style:style style:name="P12" style:family="paragraph" style:parent-style-name="Preformatted_20_Text">
      <style:paragraph-properties fo:margin-top="0in" fo:margin-bottom="0.1965in" loext:contextual-spacing="false"/>
    </style:style>
    <style:style style:name="P13" style:family="paragraph" style:parent-style-name="Preformatted_20_Text">
      <style:paragraph-properties fo:margin-top="0in" fo:margin-bottom="0.1965in" loext:contextual-spacing="false"/>
      <style:text-properties officeooo:paragraph-rsid="00113d87"/>
    </style:style>
    <style:style style:name="P14" style:family="paragraph" style:parent-style-name="Preformatted_20_Text">
      <style:paragraph-properties fo:margin-top="0in" fo:margin-bottom="0.1965in" loext:contextual-spacing="false"/>
      <style:text-properties officeooo:paragraph-rsid="0011ea15"/>
    </style:style>
    <style:style style:name="P15" style:family="paragraph" style:parent-style-name="Preformatted_20_Text">
      <style:paragraph-properties fo:margin-top="0in" fo:margin-bottom="0.1965in" loext:contextual-spacing="false"/>
      <style:text-properties officeooo:paragraph-rsid="0011f664"/>
    </style:style>
    <style:style style:name="P16" style:family="paragraph" style:parent-style-name="Preformatted_20_Text">
      <style:paragraph-properties fo:margin-top="0in" fo:margin-bottom="0.1965in" loext:contextual-spacing="false"/>
      <style:text-properties officeooo:paragraph-rsid="0012fddb"/>
    </style:style>
    <style:style style:name="P17" style:family="paragraph" style:parent-style-name="Preformatted_20_Text">
      <style:paragraph-properties fo:margin-top="0in" fo:margin-bottom="0.1965in" loext:contextual-spacing="false"/>
      <style:text-properties officeooo:paragraph-rsid="001441bb"/>
    </style:style>
    <style:style style:name="T1" style:family="text">
      <style:text-properties officeooo:rsid="000f4626"/>
    </style:style>
    <style:style style:name="T2" style:family="text">
      <style:text-properties style:font-name="Courier New"/>
    </style:style>
    <style:style style:name="T3" style:family="text">
      <style:text-properties style:font-name="Courier New" fo:font-size="12pt" officeooo:rsid="00113d87" style:font-size-asian="12pt" style:font-size-complex="12pt"/>
    </style:style>
    <style:style style:name="T4" style:family="text">
      <style:text-properties fo:font-weight="normal" style:font-weight-asian="normal" style:font-weight-complex="normal"/>
    </style:style>
    <style:style style:name="T5" style:family="text">
      <style:text-properties fo:font-weight="normal" officeooo:rsid="00113d87" style:font-weight-asian="normal" style:font-weight-complex="normal"/>
    </style:style>
    <style:style style:name="T6" style:family="text">
      <style:text-properties style:font-name="Liberation Serif" fo:font-weight="normal" officeooo:rsid="00113d87" style:font-weight-asian="normal" style:font-weight-complex="normal"/>
    </style:style>
    <style:style style:name="T7" style:family="text">
      <style:text-properties style:font-name="Liberation Serif" fo:font-size="12pt" officeooo:rsid="00113d87" style:font-size-asian="12pt" style:font-size-complex="12pt"/>
    </style:style>
    <style:style style:name="T8" style:family="text">
      <style:text-properties style:font-name="Liberation Serif" fo:font-size="12pt" officeooo:rsid="0011ea15" style:font-size-asian="12pt" style:font-size-complex="12pt"/>
    </style:style>
    <style:style style:name="T9" style:family="text">
      <style:text-properties style:font-name="Liberation Serif" fo:font-size="12pt" officeooo:rsid="001441bb" style:font-size-asian="12pt" style:font-size-complex="12pt"/>
    </style:style>
    <style:style style:name="T10" style:family="text">
      <style:text-properties style:font-name="Liberation Serif" fo:font-size="12pt" fo:font-weight="normal" officeooo:rsid="0011f664" style:font-size-asian="10.5pt" style:font-weight-asian="normal" style:font-size-complex="12pt" style:font-weight-complex="normal"/>
    </style:style>
    <style:style style:name="T11" style:family="text">
      <style:text-properties style:font-name="Liberation Serif" fo:font-size="12pt" fo:font-weight="normal" officeooo:rsid="0012fddb" style:font-size-asian="10.5pt" style:font-weight-asian="normal" style:font-size-complex="12pt" style:font-weight-complex="normal"/>
    </style:style>
    <style:style style:name="T12" style:family="text">
      <style:text-properties style:font-name="Liberation Serif" fo:font-size="12pt" fo:font-weight="normal" officeooo:rsid="001441bb" style:font-size-asian="10.5pt" style:font-weight-asian="normal" style:font-size-complex="12pt" style:font-weight-complex="normal"/>
    </style:style>
    <style:style style:name="T13" style:family="text">
      <style:text-properties style:font-name="Liberation Serif" fo:font-size="14pt" fo:font-weight="bold" officeooo:rsid="0011ea15" style:font-size-asian="14pt" style:font-weight-asian="bold" style:font-size-complex="14pt" style:font-weight-complex="bold"/>
    </style:style>
    <style:style style:name="T14" style:family="text">
      <style:text-properties officeooo:rsid="00113d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örüntü İşleme Notları</text:p>
      <text:p text:style-name="P1"/>
      <text:p text:style-name="P10">Kütüphane Kurulumu ve Platformların Hazırlanması</text:p>
      <text:p text:style-name="P1"/>
      <text:p text:style-name="P1">Computer vision uygulamalarına görüntü ya da video formatındaki verilerin işlenmesi işlemi ile başlayacağız. Bu konuda ilk yardımcımız OpenCV kütüphanesi olacaktır. Açılımı Open Source Computer Vision olan kütüphane çok çeşitli platform ve framework ile uyumlu çalışabilmektedir. </text:p>
      <text:p text:style-name="P1"/>
      <text:p text:style-name="P1">OpenCV içerisinde görüntüyü tanımaya, pixel pixel analiz etmeye ve manipülasyona yönelik çok çeşitli algoritma içermektedir. </text:p>
      <text:p text:style-name="P1"/>
      <text:p text:style-name="P1">Platform olarak Linux dağıtımı olan Ubuntu 20.04 ve dil olarak Python ve C++ kullanacağız. Bu iki dilde geliştirme yapmamızın sebebi, python dilinin open source yapıda olması sebebiyle birçok geliştirici tarafından geliştirilmesi ile oluşan kütüphane zenginliği ve pythonun performans bazından yeterli olmadığı durumlara çözüm sağlamak için <text:s/>esnekliği ve düşük seviyeli bir dil olması sebebiyle C++ dili kullanılacaktır.</text:p>
      <text:p text:style-name="P1"/>
      <text:p text:style-name="P1"><text:span text:style-name="T1">Python ortamı</text:span> harici bir platforma kurulum gerçekleştiriyorsak OpenCV kütüphanesinin kaynak kodlarından derlenmesi gerekmektedir. Cmake programı aracılığı ile derleme yapacağız. <text:span text:style-name="T1">Python ile derlemeye ihtiyaç duymadan aşağıdaki şekilde kurulum gerçekleştirebiliriz.</text:span></text:p>
      <text:p text:style-name="P1"/>
      <text:p text:style-name="P9">İncelemek isteyene kurulum dokümantasyonu → <text:a xlink:type="simple" xlink:href="https://docs.opencv.org/4.x/d7/d9f/tutorial_linux_install.html" text:style-name="Internet_20_link" text:visited-style-name="Visited_20_Internet_20_Link">https://docs.opencv.org/4.x/d7/d9f/tutorial_linux_install.html</text:a></text:p>
      <text:p text:style-name="P9"/>
      <text:p text:style-name="P9">Okumaya üşenenler aşağıdan devam edebilir.</text:p>
      <text:p text:style-name="P1"/>
      <text:p text:style-name="P1">OpenCV Kurulumu ~ Python</text:p>
      <text:p text:style-name="P1"/>
      <text:p text:style-name="P3">pip install opencv-python</text:p>
      <text:p text:style-name="P3"/>
      <text:p text:style-name="P6">OpenCV Kurulumu &amp; Derlenmesi ~ C++ <text:span text:style-name="T14">(Bu işlem Python kurulumunu da gerçekleştirir.)</text:span></text:p>
      <text:p text:style-name="P4"/>
      <text:p text:style-name="P7">Sistem güncellemesi ve g++ derleyici paketinin indirilmesi</text:p>
      <text:p text:style-name="P4"><text:span text:style-name="Strong_20_Emphasis"><text:span text:style-name="T4"/></text:span></text:p>
      <text:p text:style-name="P4"><text:span text:style-name="Strong_20_Emphasis"><text:span text:style-name="T4">sudo apt update &amp;&amp; sudo apt install -y cmake g++ wget unzip</text:span></text:span></text:p>
      <text:p text:style-name="P4"><text:span text:style-name="Strong_20_Emphasis"><text:span text:style-name="T4"/></text:span></text:p>
      <text:p text:style-name="Standard"># <text:span text:style-name="T14">Github reposundan çekme komutu</text:span></text:p>
      <text:p text:style-name="P2"/>
      <text:p text:style-name="Standard"><text:span text:style-name="T2">wget -O opencv.zip </text:span><text:a xlink:type="simple" xlink:href="https://github.com/opencv/opencv/archive/4.x.zip" text:style-name="Internet_20_link" text:visited-style-name="Visited_20_Internet_20_Link"><text:span text:style-name="T2">https://github.com/opencv/opencv/archive/4.x.zip</text:span></text:a></text:p>
      <text:p text:style-name="P2"/>
      <text:p text:style-name="P8"># İndirilen zip dosyasını açma komutu</text:p>
      <text:p text:style-name="P2"/>
      <text:p text:style-name="P2">unzip opencv.zip</text:p>
      <text:p text:style-name="P2"/>
      <text:p text:style-name="Standard"># <text:span text:style-name="T14">Build adından bir klasör oluşturuyoruz.</text:span></text:p>
      <text:p text:style-name="P2"/>
      <text:p text:style-name="P2">mkdir -p build &amp;&amp; cd build</text:p>
      <text:p text:style-name="P2"/>
      <text:p text:style-name="Standard"># <text:span text:style-name="T14">Konfigürasyon ve derleme işlemi için Cmake aracını kullanıyoruz. Eğer bilgisayarda Cmake yüklü değilse “</text:span><text:span text:style-name="T2">sudo apt install -y cmake”</text:span> <text:span text:style-name="T14">komutu ile indirerek devam ediyoruz.</text:span></text:p>
      <text:p text:style-name="P2"/>
      <text:p text:style-name="P2"><text:soft-page-break/>cmake ../opencv-4.x</text:p>
      <text:p text:style-name="P2"/>
      <text:p text:style-name="Standard"># <text:span text:style-name="T14">Build ve derleme işleminin başlatılması komutu</text:span></text:p>
      <text:p text:style-name="P2"/>
      <text:p text:style-name="P2">cmake --build .</text:p>
      <text:p text:style-name="P2"/>
      <text:p text:style-name="P2"/>
      <text:p text:style-name="P2"/>
      <text:p text:style-name="P7">Bonus ~ Eğer kurulum hata verirse ve OpenCV kütüphanesinin kaldırmanız gerekirse;</text:p>
      <text:p text:style-name="P7"/>
      <text:p text:style-name="P5"><text:span text:style-name="Strong_20_Emphasis"><text:span text:style-name="T6">Sırası ile</text:span></text:span></text:p>
      <text:p text:style-name="P11"><text:span text:style-name="Strong_20_Emphasis"><text:span text:style-name="T6"/></text:span></text:p>
      <text:p text:style-name="P11"><text:span text:style-name="Source_20_Text"><text:span text:style-name="T5">make uninstall</text:span></text:span></text:p>
      <text:p text:style-name="Preformatted_20_Text"><text:span text:style-name="Source_20_Text"/></text:p>
      <text:p text:style-name="Preformatted_20_Text"><text:span text:style-name="Source_20_Text">cd ..</text:span></text:p>
      <text:p text:style-name="Preformatted_20_Text"><text:span text:style-name="Source_20_Text"/></text:p>
      <text:p text:style-name="Preformatted_20_Text"><text:span text:style-name="Source_20_Text">sudo rm -r build</text:span></text:p>
      <text:p text:style-name="P12"><text:span text:style-name="Source_20_Text"/></text:p>
      <text:p text:style-name="P12"><text:span text:style-name="Source_20_Text">sudo rm -r /usr/local/include/opencv2 /usr/local/include/opencv /usr/include/opencv /usr/include/opencv2 /usr/local/share/opencv /usr/local/share/OpenCV /usr/share/opencv /usr/share/OpenCV /usr/local/bin/opencv* /usr/local/lib/libopencv</text:span></text:p>
      <text:p text:style-name="P13"><text:span text:style-name="Source_20_Text"><text:span text:style-name="T7">Komutlarını girerek tüm kurulumu kaldırabilirsiniz. </text:span></text:span></text:p>
      <text:p text:style-name="P13"><text:span text:style-name="Source_20_Text"><text:span text:style-name="T7">UltraExtraBonus ~ Eğer çoklu kurulum gerçekleşmişse bu komutlar işe yaramayabilir. O durumda aşağıdaki komut ile opencv ismi geçen tüm dosyaları, paketleri kaldırabilirsiniz. İşlem biraz uzun sürer can sıkıcı olur ama kesin çözümdür. </text:span></text:span></text:p>
      <text:p text:style-name="P13"><text:span text:style-name="Source_20_Text"><text:span text:style-name="T3">sudo find / -name "*opencv*" -exec rm -i {} \;</text:span></text:span></text:p>
      <text:p text:style-name="P14"><text:span text:style-name="Source_20_Text"><text:span text:style-name="T8">Çıkan her şeye “y” ile onay vererek kaldırıyorsunuz. Normal bash satırı gelene kadar.</text:span></text:span></text:p>
      <text:p text:style-name="P14"><text:span text:style-name="Source_20_Text"><text:span text:style-name="T13">Görüntü İşleme Teorik Altyapısı ve OpenCV Temel Kavramları</text:span></text:span></text:p>
      <text:p text:style-name="P15"><text:span text:style-name="Source_20_Text"><text:span text:style-name="T10">Analog Veri &amp; Dijital Veri: Analog gerçek hayattaki üretilen veriler, digital ise sanal ortamdaki karşılıklarıdır. Bu kavramları tam yansıtmasa da görüntü işlemede bu şekilde bilmemizde sorun yoktur. İkisi arasındaki en temel fark zaman parametreleridir. Analog veri sürekli zamana sahip grafikte gözlenebilir. Dijital ise ayrık zamanlı grafik ile gözlenebilir. </text:span></text:span></text:p>
      <text:p text:style-name="P15"><text:span text:style-name="Source_20_Text"><text:span text:style-name="T10">Piksel: Dijital bir görüntünün en küçük yapıtaşı, birimidir. Piksel bir ölçü birimidir. Görüntü işleme sistematiği elimizdeki görüntüyü matematiksel olarak ifade ederek tanımlama üzerine kuruludur. Pikseller görüntünün matematiksel olarak ifade edilmesine olanak verir. Özetle piksel dijital ortam için bir ölçü birimidir. 1 piksel 0.1mm boyutundadır. Görüntünün 0.1mm’lik alanındaki renk parçacığıdır. Görüntü piksellerden oluşan matrislerle ifade edilir. </text:span></text:span><text:span text:style-name="Source_20_Text"><text:span text:style-name="T11">Örneğin 1920*1080 çözünürlüğe sahip bir görüntü 1920 satır ve 1080 sütunluk bir matris ile ifade edilir. Matrisin her elemanı bir pikseldir. Piksellerin matematiksel karşılıkları ise o renk parçacığının RGB değerlerinden elde edilir. </text:span></text:span></text:p>
      <text:p text:style-name="P16"><text:span text:style-name="Source_20_Text"><text:span text:style-name="T11">RGB: Bir renk ölçüm sistemidir. Aynı zamanda bir akronimdir. “R:Red, G:Green, B:Blue” kelimelerinin kısaltmasıdır. Her renk boyutu 0-255 sayıları arasında değer alırlar. Örneğin bir rengin RGB olarak (43,32,56) olarak ifade edildiğini düşünelim. 43/255 oranında kırmızı, 32/255 oranında </text:span></text:span><text:soft-page-break/><text:span text:style-name="Source_20_Text"><text:span text:style-name="T11">yeşil ve 56/255 oranında mavi içermektedir. Bu renkler ana renklerdir ve bu renkler yardımıya tüm renkler üretilebilir. </text:span></text:span></text:p>
      <text:p text:style-name="P16"><text:span text:style-name="Source_20_Text"><text:span text:style-name="T11">Bu sayılar o noktadaki renk pigmenti yoğunluğunu ifade eder. Renkleri ifade etmek için doygunluk, parlaklık gibi parametrelerle detaylandırılabilir ancak görüntü işleme temeli için bu kadarlık bilgi yeterlidir. </text:span></text:span></text:p>
      <text:p text:style-name="P17"><text:span text:style-name="Source_20_Text"><text:span text:style-name="T12">FPS(Frame Per Second): Frame, çerçeve demektir. Oyunlarda, dijital kameralarda vs duyduğunuz FPS kavramı saniyede gösterilen çerçeve yani görüntü sayısıdır. Örneğin 60 fps’lik bir video saniyede 60 kare gösterir. Gündelik hayat yaklaşık 12 fps’tir. Sinemada kullanılan 24 kare tekniği gerçek hayatın tam iki katı olan 24 fps üzerinden görüntüleri göstererek anı ölümsüzleştiren görüntülere yeniden hayat vermektedir. </text:span></text:span></text:p>
      <text:p text:style-name="P17"><text:span text:style-name="Source_20_Text"><text:span text:style-name="T9">P.S: Yüksek FPS videolar ya da oyunlarda zamanın nasıl geçtiğini anlayamamızın sebebi ya da aşırı göz yormasının sebebi gözlerimize gündelik hayatın çok daha hızlı bir versiyonunda görüntüleri gösteriyor ve gözleri çok daha eforlu çalıştırıyor olmamızdan kaynaklanır. </text:span></text:span></text:p>
      <text:p text:style-name="P17"><text:span text:style-name="Source_20_Text"><text:span text:style-name="T9">Bu girizgahın ardından birkaç uygulama ile OpenCV’yi keşfetmeye başlayabiliriz. </text:span></text:span></text:p>
      <text:p text:style-name="P17"><text:span text:style-name="Source_20_Text"><text:span text:style-name="T9">Dosya sisteminde yer alan bir görüntü okuma işlemi ile başlayalım. </text:span></text:span></text:p>
      <text:p text:style-name="P17"><text:span text:style-name="Source_20_Text"><text:span text:style-name="T9">Python</text:span></text:span></text:p>
      <text:p text:style-name="P1"/>
      <text:p text:style-name="P1"># =============================================================================</text:p>
      <text:p text:style-name="P1"># OpenCV ile Resim Dosyası Okuma</text:p>
      <text:p text:style-name="P1"># =============================================================================</text:p>
      <text:p text:style-name="P1">#import numpy as np</text:p>
      <text:p text:style-name="P1">#import cv2</text:p>
      <text:p text:style-name="P1">#img = cv2.imread("resim.jpg")</text:p>
      <text:p text:style-name="P1">#cv2.imshow("image",img)</text:p>
      <text:p text:style-name="P1">#cv2.waitKey(0)</text:p>
      <text:p text:style-name="P1">#cv2.destroyAllWindows()</text:p>
      <text:p text:style-name="P1"/>
      <text:p text:style-name="P1"># =============================================================================</text:p>
      <text:p text:style-name="P1"># OpenCV ile Video Dosyası Okuma </text:p>
      <text:p text:style-name="P1"># =============================================================================</text:p>
      <text:p text:style-name="P1">#import cv2</text:p>
      <text:p text:style-name="P1">#cap = cv2.VideoCapture("videodosyasi.avi") # Video dosyasını aç</text:p>
      <text:p text:style-name="P1">#while(True):</text:p>
      <text:p text:style-name="P1"># <text:s text:c="3"/>ret,frame = cap.read() # Görüntü Oku</text:p>
      <text:p text:style-name="P1"># <text:s text:c="3"/>cv2.imshow("frame",frame) # Alınan görüntüyü göster</text:p>
      <text:p text:style-name="P1"># <text:s text:c="3"/>if cv2.waitKey(1) &amp; 0xFF == ord("q"):</text:p>
      <text:p text:style-name="P1"># <text:s text:c="7"/>break</text:p>
      <text:p text:style-name="P1"><text:soft-page-break/>#cap.release() # kamera kapat</text:p>
      <text:p text:style-name="P1">#cv2.destroyAllWindows()</text:p>
      <text:p text:style-name="P1"/>
      <text:p text:style-name="P1"># =============================================================================</text:p>
      <text:p text:style-name="P1"># Kamera Açma</text:p>
      <text:p text:style-name="P1"># =============================================================================</text:p>
      <text:p text:style-name="P1">import cv2</text:p>
      <text:p text:style-name="P1">camera = cv2.VideoCapture(0)</text:p>
      <text:p text:style-name="P1">while(True):</text:p>
      <text:p text:style-name="P1"><text:s text:c="4"/>ret,videoView = camera.read()</text:p>
      <text:p text:style-name="P1"><text:s text:c="4"/>cv2.imshow("PC Kamerasi",videoView)</text:p>
      <text:p text:style-name="P1"><text:s text:c="4"/>if cv2.waitKey(50)&amp;0xFF == ord("x"):</text:p>
      <text:p text:style-name="P1"><text:s text:c="8"/>break</text:p>
      <text:p text:style-name="P1">camera.release()</text:p>
      <text:p text:style-name="P1">cv2.destroyAllWindows()</text:p>
      <text:p text:style-name="P1"/>
      <text:p text:style-name="P1"># =============================================================================</text:p>
      <text:p text:style-name="P1"># </text:p>
      <text:p text:style-name="P1">#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5T22:50:18.259577863</meta:creation-date>
    <dc:date>2022-02-15T21:14:11.357312491</dc:date>
    <meta:editing-duration>P1DT16H48M17S</meta:editing-duration>
    <meta:editing-cycles>5</meta:editing-cycles>
    <meta:generator>LibreOffice/6.4.7.2$Linux_X86_64 LibreOffice_project/40$Build-2</meta:generator>
    <meta:document-statistic meta:table-count="0" meta:image-count="0" meta:object-count="0" meta:page-count="4" meta:paragraph-count="79" meta:word-count="785" meta:character-count="6661" meta:non-whitespace-character-count="5905"/>
  </office:meta>
</office:document-meta>
</file>